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_output_tallies" table:style-name="ta1">
        <table:shapes>
          <draw:frame draw:z-index="0" draw:style-name="gr1" draw:text-style-name="P1" svg:width="584.31pt" svg:height="391.15pt" svg:x="404.05pt" svg:y="61.11pt">
            <loext:p draw:notify-on-update-of-ranges="final_output_tallies.A1:final_output_tallies.A1 final_output_tallies.A2:final_output_tallies.A21 final_output_tallies.E1:final_output_tallies.E1 final_output_tallies.E2:final_output_tallies.E21 final_output_tallies.F2:final_output_tallies.F21 final_output_tallies.F2:final_output_tallies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um sections</text:p>
          </table:table-cell>
          <table:table-cell office:value-type="string" calcext:value-type="string">
            <text:p>num hidden neuron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57" calcext:value-type="float">
            <text:p>57</text:p>
          </table:table-cell>
          <table:table-cell office:value-type="percentage" office:value="0.81" calcext:value-type="percentage">
            <text:p>81.00%</text:p>
          </table:table-cell>
          <table:table-cell table:style-name="ce2" table:formula="of:=([.E2]*(1-[.E2]))/SQRT(100)" office:value-type="float" office:value="0.01539" calcext:value-type="float">
            <text:p>0.015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percentage" office:value="0.976666666666667" calcext:value-type="percentage">
            <text:p>97.67%</text:p>
          </table:table-cell>
          <table:table-cell table:style-name="ce2" table:formula="of:=([.E3]*(1-[.E3]))/SQRT(100)" office:value-type="float" office:value="0.00227888888888888" calcext:value-type="float">
            <text:p>0.0022788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ce2" table:formula="of:=([.E4]*(1-[.E4]))/SQRT(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41" calcext:value-type="float">
            <text:p>41</text:p>
          </table:table-cell>
          <table:table-cell office:value-type="percentage" office:value="0.863333333333333" calcext:value-type="percentage">
            <text:p>86.33%</text:p>
          </table:table-cell>
          <table:table-cell table:style-name="ce2" table:formula="of:=([.E5]*(1-[.E5]))/SQRT(100)" office:value-type="float" office:value="0.0117988888888889" calcext:value-type="float">
            <text:p>0.01179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ce2" table:formula="of:=([.E6]*(1-[.E6]))/SQRT(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percentage" office:value="0.993333333333333" calcext:value-type="percentage">
            <text:p>99.33%</text:p>
          </table:table-cell>
          <table:table-cell table:style-name="ce2" table:formula="of:=([.E7]*(1-[.E7]))/SQRT(100)" office:value-type="float" office:value="0.000662222222222237" calcext:value-type="float">
            <text:p>0.00066222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ce2" table:formula="of:=([.E8]*(1-[.E8]))/SQRT(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9]*(1-[.E9]))/SQRT(100)" office:value-type="float" office:value="0.000332222222222208" calcext:value-type="float">
            <text:p>0.00033222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ce2" table:formula="of:=([.E10]*(1-[.E10]))/SQRT(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11]*(1-[.E11]))/SQRT(100)" office:value-type="float" office:value="0.000332222222222208" calcext:value-type="float">
            <text:p>0.00033222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percentage" office:value="0.983333333333333" calcext:value-type="percentage">
            <text:p>98.33%</text:p>
          </table:table-cell>
          <table:table-cell table:style-name="ce2" table:formula="of:=([.E12]*(1-[.E12]))/SQRT(100)" office:value-type="float" office:value="0.0016388888888889" calcext:value-type="float">
            <text:p>0.00163888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percentage" office:value="0.99" calcext:value-type="percentage">
            <text:p>99.00%</text:p>
          </table:table-cell>
          <table:table-cell table:style-name="ce2" table:formula="of:=([.E13]*(1-[.E13]))/SQRT(100)" office:value-type="float" office:value="0.000990000000000001" calcext:value-type="float">
            <text:p>0.000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14]*(1-[.E14]))/SQRT(100)" office:value-type="float" office:value="0.000332222222222208" calcext:value-type="float">
            <text:p>0.00033222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15]*(1-[.E15]))/SQRT(100)" office:value-type="float" office:value="0.000332222222222208" calcext:value-type="float">
            <text:p>0.00033222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16]*(1-[.E16]))/SQRT(100)" office:value-type="float" office:value="0.000332222222222208" calcext:value-type="float">
            <text:p>0.00033222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ce2" table:formula="of:=([.E17]*(1-[.E17]))/SQRT(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percentage" office:value="0.99" calcext:value-type="percentage">
            <text:p>99.00%</text:p>
          </table:table-cell>
          <table:table-cell table:style-name="ce2" table:formula="of:=([.E18]*(1-[.E18]))/SQRT(100)" office:value-type="float" office:value="0.000990000000000001" calcext:value-type="float">
            <text:p>0.000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percentage" office:value="0.993333333333333" calcext:value-type="percentage">
            <text:p>99.33%</text:p>
          </table:table-cell>
          <table:table-cell table:style-name="ce2" table:formula="of:=([.E19]*(1-[.E19]))/SQRT(100)" office:value-type="float" office:value="0.000662222222222237" calcext:value-type="float">
            <text:p>0.00066222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20]*(1-[.E20]))/SQRT(100)" office:value-type="float" office:value="0.000332222222222208" calcext:value-type="float">
            <text:p>0.00033222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percentage" office:value="0.996666666666667" calcext:value-type="percentage">
            <text:p>99.67%</text:p>
          </table:table-cell>
          <table:table-cell table:style-name="ce2" table:formula="of:=([.E21]*(1-[.E21]))/SQRT(100)" office:value-type="float" office:value="0.000332222222222208" calcext:value-type="float">
            <text:p>0.0003322222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inal_output_tallies.A1:final_output_tallies.F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4T09:01:59.613369467</dc:date>
    <meta:editing-duration>PT2S</meta:editing-duration>
    <meta:editing-cycles>1</meta:editing-cycles>
    <meta:document-statistic meta:table-count="1" meta:cell-count="126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final_output_tallies.F2:final_output_tallies.F21" chart:error-lower-range="final_output_tallies.F2:final_output_tallies.F21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 chart:error-category="cell-range" chart:error-upper-range="final_output_tallies.F2:final_output_tallies.F21" chart:error-lower-range="final_output_tallies.F2:final_output_tallies.F21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final_output_tallies.F2:final_output_tallies.F21" chart:error-lower-range="final_output_tallies.F2:final_output_tallies.F2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14cm" svg:height="13.8cm" xlink:href=".." xlink:type="simple" chart:class="chart:bar" chart:style-name="ch1">
        <chart:title svg:x="4.469cm" svg:y="0.412cm" chart:style-name="ch2">
          <text:p>Number of width measurements and accuracy on 3 leaves</text:p>
        </chart:title>
        <chart:legend chart:legend-position="bottom" svg:x="9.465cm" svg:y="13.017cm" style:legend-expansion="wide" chart:style-name="ch3"/>
        <chart:plot-area chart:style-name="ch4" table:cell-range-address="final_output_tallies.A1:final_output_tallies.A21 final_output_tallies.E1:final_output_tallies.E21" chart:data-source-has-labels="both" svg:x="1.423cm" svg:y="1.493cm" svg:width="18.779cm" svg:height="10.267cm">
          <chartooo:coordinate-region svg:x="3.023cm" svg:y="1.692cm" svg:width="17.179cm" svg:height="9.421cm"/>
          <chart:axis chart:dimension="x" chart:name="primary-x" chart:style-name="ch5" chartooo:axis-type="auto">
            <chartooo:date-scale/>
            <chart:title svg:x="8.466cm" svg:y="12.036cm" chart:style-name="ch6">
              <text:p>Number of width measurements</text:p>
            </chart:title>
            <chart:categories table:cell-range-address="final_output_tallies.A2:final_output_tallies.A21"/>
          </chart:axis>
          <chart:axis chart:dimension="y" chart:name="primary-y" chart:style-name="ch7">
            <chart:title svg:x="0.451cm" svg:y="8.562cm" chart:style-name="ch8">
              <text:p>Percent correct responses</text:p>
            </chart:title>
            <chart:grid chart:style-name="ch9" chart:class="major"/>
          </chart:axis>
          <chart:series chart:style-name="ch10" chart:values-cell-range-address="final_output_tallies.E2:final_output_tallies.E21" chart:label-cell-address="final_output_tallies.E1:final_output_tallies.E1" chart:class="chart:bar">
            <chart:error-indicator chart:style-name="ch11" chart:dimension="y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final_output_tallies.E1:final_output_tallies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inal_output_tallies.A2:final_output_tallies.A21</svg:desc>
                </draw:g>
              </table:table-cell>
              <table:table-cell office:value-type="float" office:value="0.81">
                <text:p>0.81</text:p>
                <draw:g>
                  <svg:desc>final_output_tallies.E2:final_output_tallies.E21</svg:desc>
                </draw:g>
              </table:table-cell>
              <table:table-cell office:value-type="float" office:value="0.01539">
                <text:p>0.01539</text:p>
                <draw:g>
                  <svg:desc>final_output_tallies.F2:final_output_tallies.F21</svg:desc>
                </draw:g>
              </table:table-cell>
              <table:table-cell office:value-type="float" office:value="0.01539">
                <text:p>0.01539</text:p>
                <draw:g>
                  <svg:desc>final_output_tallies.F2:final_output_tallies.F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227888888888888">
                <text:p>0.00227888888888888</text:p>
              </table:table-cell>
              <table:table-cell office:value-type="float" office:value="0.00227888888888888">
                <text:p>0.002278888888888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3333333333333">
                <text:p>0.863333333333333</text:p>
              </table:table-cell>
              <table:table-cell office:value-type="float" office:value="0.0117988888888889">
                <text:p>0.0117988888888889</text:p>
              </table:table-cell>
              <table:table-cell office:value-type="float" office:value="0.0117988888888889">
                <text:p>0.01179888888888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0662222222222237">
                <text:p>0.000662222222222237</text:p>
              </table:table-cell>
              <table:table-cell office:value-type="float" office:value="0.000662222222222237">
                <text:p>0.0006622222222222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16388888888889">
                <text:p>0.0016388888888889</text:p>
              </table:table-cell>
              <table:table-cell office:value-type="float" office:value="0.0016388888888889">
                <text:p>0.00163888888888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">
                <text:p>0.99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990000000000001">
                <text:p>0.0009900000000000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">
                <text:p>0.99</text:p>
              </table:table-cell>
              <table:table-cell office:value-type="float" office:value="0.000990000000000001">
                <text:p>0.000990000000000001</text:p>
              </table:table-cell>
              <table:table-cell office:value-type="float" office:value="0.000990000000000001">
                <text:p>0.0009900000000000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0662222222222237">
                <text:p>0.000662222222222237</text:p>
              </table:table-cell>
              <table:table-cell office:value-type="float" office:value="0.000662222222222237">
                <text:p>0.0006622222222222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0332222222222208">
                <text:p>0.000332222222222208</text:p>
              </table:table-cell>
              <table:table-cell office:value-type="float" office:value="0.000332222222222208">
                <text:p>0.000332222222222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